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9.439cm"/>
    </style:style>
    <style:style style:name="co3" style:family="table-column">
      <style:table-column-properties fo:break-before="auto" style:column-width="28.273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137-82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 Parte Rei (Sociedad de Estudios Filosóficos "Juan Blanco"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9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bstracta : linguagem, mente e ação (Niteró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6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cademos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914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cheronta (En líne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548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contecimiento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3-515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cta Analy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814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cta Comportamental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5-179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cta Philosophica Fenn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2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cta Semiótica et Linguís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99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dministration &amp;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22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dverbum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626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fuera. Estudios de Crítica Cultural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0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gnes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9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Ágora ( PPGTP/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5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Ágor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8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Ágora Filosófica (UNICA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82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isth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lceu (PUC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14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legrar (Camp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74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letria (UFM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9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lter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6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ais de Filosofia (UFSJ) (Cessou em 2002. Cont. ISSN 1982-9124 Estudos Filosófic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32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ais de Filosofia Cláss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52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alect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233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ales del Seminario de Historia de la Filosof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8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álise &amp; Sínte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12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álise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46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alógos (PUC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3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alysis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0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alytica (UF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35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ntíteses (Londri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pplied Mathematics and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84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prender (Vitória da Conquis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3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quinate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77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RBS. Annual Review of Biomedical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059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rcheologia Medieval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10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rchiv für Geschichte der Philosophi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63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rchives de Philosophi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9-681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rchives de Philosophie (En lig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2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rgumentos (Unimo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2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rquipélago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7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rtefilosofia (UFO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46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sclepio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7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thena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133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tti - Istituto Veneto di Scienze, Lettere ed Arti. Classe di Scienze Morali, Lettere ed Arti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urora (PUCSP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0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urora (UNESP. 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40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Australasian Journal of Philoso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1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agoas : Revista de Estudos Gay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7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arbarói (UNIS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5-570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arroco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525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ehavioral and Brain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ehavioural Brai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5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ioethikós (Centro Universitário São Cami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iotem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6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oletim - Centro de Letras e Ciências Humanas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36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oletim da Sociedade Portuguesa de Mate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9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oletim do CPA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78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ritish Journal for the History of Philosoph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4-063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ulletin Cartésien (En lig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9-363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ulletin de l'Association des Amis de Gaston Bachela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068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Bulletin of the Section of Logi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1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 da ... Jornada do Centro Internacional de Estudos Peircea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92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 de Resumos (Seminário Internacional Archa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9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Arquivo Edgard Leuenroth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Camillia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7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a Escola da Magistratura Regional Federal da 2ª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2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Ética e Filosofia Polític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18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Filosofia (Maringá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6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Filosofia Alemã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3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Filosofia Contemporân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63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História da 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2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História e Filosofia da Ciência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8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Iniciação Filosó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16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Pesquisa - Universidade Federal de Santa Catarina, Programa de Pós-Graduação em Sociologia Pol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9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29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de Psicanálise (Círculo Psicanalítico/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5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Espinosanos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IHU em Formação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IHU Idéias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0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La Salle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5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Nietzsch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2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PET-Filosofia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47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Sart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59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Teologia Públic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9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UFS. Filosof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28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UFS.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60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UFS.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23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dernos Wittgenstein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9-154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hier - Centre de Recherches sur l'Image le Symbole et le Myth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276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hiers Gaston Bachela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1-112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hiers Simone Weil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52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líope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3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minhos (UC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509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nadian Journal of Philoso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SA (Araraqua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65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avaqueira (União da 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67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hildhood &amp; Philosoph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ência e Saúde Cole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ências &amp; Cogniçã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6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ências &amp; Letras (FAP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42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ências da Religião (Mackenzi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3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né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54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nta de Moeb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8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írculo Católico de Pernambu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684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lassical Quarterl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40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lassical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61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LE e-Print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68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LE e-Print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54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gnição &amp; Artes Music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18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gnitio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gnitio-Estudos (PUC-S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00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gnition and Instru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43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leção Multitex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mCiênci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7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mmunicar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mum (FAC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64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municação &amp; Inov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municação &amp; Polí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exão (U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7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fra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45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jectura: Filosofia e Educação (UC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04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nection Scienc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09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nec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3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sciência (FACEP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91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templ@ção (FAJO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6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temporanea (Salvado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4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texto (UF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7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texto Radi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44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textur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8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tracampo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25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ntrovérsia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6-891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orpus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845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ritica (Lond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50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rítica (Méxic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rítica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ritica Marxist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9-81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rítica y Emancip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3-110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roatian Journal of Philoso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ronos (Nat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88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uadernos de Filosofía (Concepció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366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uadernos Filosóficos (Rosari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85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uadernos Salmantinos de Filosof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07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ult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1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ultura Cr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55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ultura e Fé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22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ultura Voz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087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Cybernetics &amp; Human Know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45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aseinsanalyse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4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esígni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04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eutsche Zeitschrift fur Philosophi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201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alectica (Ber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217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alogue - Canadian Philosophical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245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ánoia (México, D.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736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otima (Athen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704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reito e Cidadania (Pra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55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reito e Justiça (U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2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reitos Fundamentais &amp; Justi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7-857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ritto &amp; Diritt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28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scurso - Departamento de Filosofia da FFLCH DA USP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612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scusiones Filosofic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96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scutindo Filosofia (Cessou em 2008. Cont. ISSN 1984-1388 Conhecimento Prático Filosof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26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sputatio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44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ssertatio (UFP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4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iversa (Parnaí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8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ois Pontos (UFP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4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Doutrinas Jurí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0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conômica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cos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&amp; Lingu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&amp; Socie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8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1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e Cultura Contemporân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0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e Filosofia (UFU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e Pesquisa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e Real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1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em Debate (UF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2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em Revista (UNESP. 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6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Mar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ação Profissional (Brasíli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20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ducere et Educa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8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l Basilisco (Ovied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392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l Genio Malig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3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m Aber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573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nergeia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600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nfoques (Libertador San Martí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0-751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nlace. Revista Venezolana de Información, Tecnología y Conocimi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FILOSOFIA / TEOLOGIA:subcomissão FILOSOFIA <text:s text:c="7"/></text:p>
          </table:table-cell>
          <table:table-cell office:value-type="string">
            <text:p>Enlaces: Psicanalise e Conex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3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nsino e Pesquisa (União da 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043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pisteme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pisteme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432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pisteme 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976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pistemologia (Genova. 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2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Épistémologiqu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6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scritos (Fundação Casa de Rui Barbo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08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speciaria (U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7-258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ssaim (Ramonville-Saint-Ag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835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studios de Filosof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studos Avançados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43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studos de Psicanális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studos e Pesquisas em Psic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5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thic@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9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thica (UG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17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thics (Chicag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6-277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tudes Jean-Jacques Roussea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23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tudes Théologiques et Religieu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18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uphorio (Medelli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837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uropean Journal of Philoso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32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vidência (Arax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92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xistência e Ar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xperiências em Ensino de Ciências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3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Extensão e Cultura (UF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060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acta Philosoph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704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aith and Philoso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5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arol (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36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az.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ênix (UFU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275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enomenologia e Società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016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ichte-Studien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3-388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igures de la Psychanaly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912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iligrane (Sampz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15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ilogênese (Mar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3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ilosof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8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ilosofia Politica (UFRG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ilosofia Unisin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4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ilosofia. Especi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573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lorensia (S. Giovanni in Fio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901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oundations of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ragmentos de Cultura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7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Fronteira (PUC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Gaia Scienti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Geosul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18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German American Law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00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Giornale Critico della Filosofia Italian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7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Gragoatá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922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Grazer Philosophische Studie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158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egel-Studie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34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eidegger e-Print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4-612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istoria Philosophica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istória Revist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istória Unis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999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istorical Studies in the Physical and Biological Sciences (Cessou em 2007. Cont. ISSN 1939-1811 Historical Studies in the Natural Scienc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534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istory and Philosophy of Logi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67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istory of Philosophy Quarterl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umanidade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93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umanidades em Diálog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9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umanidades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9-733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ume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84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usserl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Hypnos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3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bérica (Juiz de Fo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5-531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bero-amerikanisches Jahrbuch für germanistik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0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de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6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deação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7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deia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2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GT na Re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heringia. Série Zo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6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HU On-Line (UNISINO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9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HU On-Line (UNISINO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maginári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mpulso (Piracica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4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formática na Educ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74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quiry (Oslo. Trykt utg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gração (USJ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92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 ação (Paranaí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47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ações - Cultura e Comunida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7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ações : Cultura e Comunidade (Faculdade Católica de Uberlând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49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esse 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590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national Journal of Computational Cogni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4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national Journal Of Learn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7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national Journal of Psycho-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56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national Studies in Philoso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59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national Studies in the Philosophy of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04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nationales Jahrbuch des Deutschen Idealismu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ERthesi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01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tuitio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240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nvestigaciones Fenomenológicas (Cessou em 2001. Cont. ISSN 1885-1088 Investigaciones Fenomenológicas (Interne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2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potesi (UF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209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segoría (Madri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0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Ítac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0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Itaici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461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ahrbuch fur Recht und Ethik / Annual Review of Law and Ethic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38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rnal Brasileiro de História da Medic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rnal da Ci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rnal de Pediat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3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rnal de Psicanali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72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rnal Inter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56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for General Philosophy of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28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for the History of Astronom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49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of Ancient Philosophy (UNICAMP. English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5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of Applied Behavior An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6-308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of Applied Non-Classical Log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2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of Logic and Comput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1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of Philosophical Logic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0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of the Experimental Analysis of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3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of the History of Idea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5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ournal of the History of Philoso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6-826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ura Gentium.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01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uris Plen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6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Jus Navigan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9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Kairós (Instituto Teológico-Pastoral do Cear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07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Kalagatos (UEC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62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Kant e-Print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63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Kant e-Print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887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Kant-Studie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73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Kleo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Kriterion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0-723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'Herne (Par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204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a Célibataire (Par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7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égein. Revista da Pós-Graduação em Filosofia da Universidade Gama Fi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eituras da Histó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16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es Études Philosophiques (Pari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4-101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es Papiers du Collège International de Philosoph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98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etras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58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etras Clássicas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2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iber Intellectu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5-330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ogic and Logical Philoso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75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ogic Journal of the IGP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829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ogica Universal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u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516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udus Vital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ugar Comum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39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umen Veritatis (Faculdade Arautos do Evangelh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45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Luminária (União da 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6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ais Val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04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anuscrito (UNICAM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8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aquinações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91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argem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argem Esquer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38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arx Aho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99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ediaevalia (Por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041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ediations (Chicag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66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emorandum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7-205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etaphysica (Dettelbach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02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éthexis (Sankt Augusti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1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ind Onl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649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inds and Machines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92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orpheus (UNIRI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ulticiência (ASS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2-010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ultitudes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93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Música Hod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3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atureza Humana (Cessou em 2008. Cont. ISSN 2175-2834 Natureza Humana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42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ietzsche-Studie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0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oésis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755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ómadas (Bogotá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157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ombres (Córdo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4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omos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45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onada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7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otandum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161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otre Dame Philosophical Review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462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ous (Bloomington, India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5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ova Economia (UFM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ovos Estudos CEBRAP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02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Numem (UFJ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FILOSOFIA / TEOLOGIA:subcomissão FILOSOFIA <text:s text:c="7"/></text:p>
          </table:table-cell>
          <table:table-cell office:value-type="string">
            <text:p>O direito na histó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0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O Eixo e a Roda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O Mundo da Saúde (CU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488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O Mundo em Portuguê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O Olho da Histó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7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O Que nos Faz Pensar (PUC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O Social em Qu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Oecologia Brasiliens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Olhar (UFSC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3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Outubro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9-075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acific Philosophical Quarterl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88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adê : Estudos em Filosofia, Raça, Gênero e Direitos Huma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481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aideia (Concepción) (Cessou em 1978. Cont. ISSN 0716-4823 Boletín de la Escuela de Educació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aidéia (USP. Ribeirao Pret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18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alaeogeography, Palaeoclimatology, Palaeo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5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alimpsesto (Rio de Janeir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6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aradigmas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225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asajes (Valenc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228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atristica et Mediaeval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40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ensata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69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ercurso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erspectiva (Erex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5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erspectiva Filosofica (UFP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6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erspectiva Teológica (Belo Horizont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esquisa em Educação Ambiental (UFSCa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775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enomenology and the Cognitive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89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osophia (Ramat Ga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478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osophica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8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osophica (São Cristóv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053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osophical Investig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6-292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osophiques (Montréa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23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ósophos (UFG) (Cessou em 2000. Cont. ISSN 1982-2928 Revista Philósoph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91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osophy &amp; Public Affai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20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osophy and Phenomenolog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24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osophy of Science (East Lansin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767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ilosophy of Science (Online University of Chicago. Pres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8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oinix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6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ronesis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94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ysics in Perspective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hysis (UE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7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oiesis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15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oiesis (Unimont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1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olítica &amp; Trabalho (UFPB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olítica Democr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591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olitical The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4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olymátheia (UE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804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ortuguese Literary &amp; Cultural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090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agmatics &amp; Cogn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8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esenca Filoso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9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im@ Fac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574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ima Philosoph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03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imeira Versão (IFCH-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71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incipia (Florianópolis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24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incipia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6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incípios (UFRN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76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isma Jurídico (UNINOV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37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oceedings of the Aristotelian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86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oceedings of the Boston Area Colloquium in Ancient Philoso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ojeto História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4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rometeus (São Cristovã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2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 (PUCR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logia Argumento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logia Clínica (PUC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logia e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logia em Estud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16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logia em Revista (Impres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logia U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8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icologia: Teoria e Prá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5-188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sychologie Clinique (Revu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45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ublicaciones del Instituto de Antropología (Córdo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8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Quaestio (UNI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0-223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Quantum Bio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75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Quinto Império (Salvad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211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adical Philoso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45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apsódi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0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azão e Fé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BB. Revista Brasileira de Bioé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3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B. Revista Eclesiastica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0-749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cherches de Théologie et Philosophie Médiévales (Imprimé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26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flexão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2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I. Revista de Educação do IDEA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12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ligious Studi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3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mate de M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33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naissance Quarterl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22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er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39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erso (Belo Horizon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9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Alp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49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Archai: Revista de Estudos sobre as Origens do Pensamento Ocident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Ártem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Aula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33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Análise do Comporta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Ciências Crimin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Educ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9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Estudos Polític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0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Filosof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Geoci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História da Ciênc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5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História da Mate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5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História das Religi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3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Pale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41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Psicanális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Brasileira de Terapia Comportamental e Cogni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51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Conatus (UEC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50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Conatus (UEC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86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Curso de Direito da Faculdade Campo Limpo Paul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a ANPOL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18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a Escola de Magistratura Regional Fede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7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a Faculdade de Direito da FM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633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a Faculdade de Letras. Universidade de Lisbo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a Sociedade Brasileira de História da Ciência (Cessou em 2007. Cont. ISSN 1983-4713 Revista Brasileira de História da Ciênc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a UNIFEB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0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Antropologi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8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Ciências Humanas (Frederico Westphalen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Ciências Humanas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97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Ciências Humanas (Viço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85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Direito Mackenz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9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Estudos Crimin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21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Estudos de Litera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7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Estudos Orien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96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Estudos Transdisciplinares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0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Et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47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Filosofia Antiga (UNICAMP. Ed. portuguê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9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Filosofia SEA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Filosofia: Aurora (PUC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2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Humanidades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1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Iniciação Científica da F.F.C.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909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Investigación en Psicología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50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Letras (UNE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74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Psicoanáli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1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Psiquiatria &amp; Psicanalise com Criancas &amp; Adolescen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9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e Teologia e Ciências da Religião da UNIC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41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o CCHL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o Departamento de Psicologia da UFF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42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o Instituto de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o Instituto de Hermenêutica Jurí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7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dos Tribunais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3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Eletrônica de Estudos Hegelia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8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Eletrônica Informação e Cogn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Espaço Acadêmico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Estudos Feministas (UFSC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76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Estudos Lacania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51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Exagiu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8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AC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967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acultad de Cie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AMEC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APER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7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ilosofaz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ilosofia Capi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571-107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ilosofia Política Série II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85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ilosófica de Coimb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orens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77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orense Eletrônica (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Fronteira (Cessou em 2008. Cont. ISSN 1984-8226 Revista Fronteira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943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Internacional de Filosofía Polí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81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Jesus Histór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Kairó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072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Latinoamericana de Filosof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88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Letras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97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Litterarius (Santa Ma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Mediações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002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Nadj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8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Novos Rum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6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nu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71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Observaciones Filosófic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599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Patagónica de Filosof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94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Pesquisa em Foco em Educação e Filosof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9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Philosoph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528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Portuguesa de Filosof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912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Portuguesa de Psicanáli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42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Pragmateia Filosó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7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Sul-Americana de Filosofia e Educaç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1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Trama (Cascave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5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Universidade Rural. Série Ciências Humanas (Cessou em 2007. Cont. ISSN 2175-1196 Ciências Humanas e Sociais em Revis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7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Urutágu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3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Virtual de Estudos da Lingu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4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ista VIS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57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ue de Métaphysique et de Moral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1-542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ue de Philosophie Ancien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220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ue des Sciences Philosophiques et Théologiqu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81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ue Internationale de Philosophi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383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ue Philosophique de la France et de l'Étrang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384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ue Philosophique de Louvain (Imprimé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0-540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evue Roumaine de Philosoph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251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Rivista di Storia della Filosofia (1984. 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658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aber y Tiemp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65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chème: Revista Eletrônica de Psicologia e Epistemologia Genét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cientiae Studia (U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2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cintilla (FFS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11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cripta Classica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emiotica (Berli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7-939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ens Public (Ly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2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essões do Imaginári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132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ignos Filosóf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9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ignum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5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imbio-Logias (Botucat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3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intese (Belo Horizonte. 197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19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képsis (Salvado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3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képsis (Salvador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ociais e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7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ofia (Vitó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134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orites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5-044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pravodajca (Úrad Geodézie, Kartografie a Katastra Slovenskej Republik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03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tudia Kantiana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21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tudia Log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0-949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tudies in Computational Intellig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219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tudies In History and Philosophy of Modern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68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tudies in History and Philosophy of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9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tudium (Instituto Salesiano de Filosof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38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tudium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233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ymposium. Canadian Society for Hermeneutics and Postmodern Thought (Cessou em 2004. Cont. ISSN 1917-9685 Symposium (Canadian Society for Continental Philosophy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5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Synthese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23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abulae (Faculdade Vicent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6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ia Liter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97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mas &amp; Matiz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mpo Brasil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mpo da Ciênc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9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mpo e Presenç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66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ndencias do Traba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4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ocomunicação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09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ologia Pr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7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oria &amp; Sociedade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7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oria e Prática d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7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erceira Mar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0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aumazein (Santa Ma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8986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 Bulletin of Symbolic Logic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877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 European Legacy, Toward New Paradig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668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 Journal of Clinical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665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 Journal of Scottish Philoso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81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 Journal of Symbolic Logi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966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 Monist (La Salle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10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 Philosophical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3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 Psychological Recor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63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 Review of Meta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234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ologica (Brag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3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ophil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95-4548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oria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5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heory &amp;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6649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ópicos (Méxic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87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rágica: Estudos sobre Nietzsch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7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rans/Form/Ação (UNESP. Maríli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1-290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ravaux du Centre de Documentation et Bibliographie Philosophiques de l'Université de Franche-Comté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49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Trilhas Filosóf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1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Valor Econôm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3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Verba Juris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61X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Verinotio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Veritas (Porto Alegr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7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Vertentes (UFS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90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Verve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62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Viso : Cadernos de Estética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754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Vivarium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Vivencia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FILOSOFIA / TEOLOGIA:subcomissão FILOSOFIA <text:s text:c="7"/></text:p>
          </table:table-cell>
          <table:table-cell office:value-type="string">
            <text:p>XIII Encontro Nacional de Pós Graduação em Filosof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427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XVIIe Siècle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8257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Yachay (Cochabam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7313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Zeitschrift für Kritische Theor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3301</text:p>
          </table:table-cell>
          <table:table-cell office:value-type="string">
            <text:p>FILOSOFIA / TEOLOGIA:subcomissão FILOSOFIA <text:s text:c="7"/></text:p>
          </table:table-cell>
          <table:table-cell office:value-type="string">
            <text:p>Zeitschrift für Philosophische Forschu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6:14</dc:date>
    <dc:creator>Marco Silva</dc:creator>
    <meta:document-statistic meta:table-count="1" meta:cell-count="3152" meta:object-count="0"/>
    <meta:generator>OpenOffice.org/3.2$Unix OpenOffice.org_project/320m12$Build-9483</meta:generator>
  </office:meta>
</office:document-meta>
</file>